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  <manifest:file-entry manifest:full-path="Pictures/10000000000005E8000007E012C10001.jpg" manifest:media-type="image/jpeg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4.343cm, 4.358cm, 9.375cm, 6.069cm)" draw:image-opacity="100%" style:mirror="none" loext:decorative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9.102cm" svg:height="21.1cm" svg:x="0.991cm" svg:y="2.191cm">
          <draw:image xlink:href="Pictures/10000000000005E8000007E012C10001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2-18T09:47:32.733000000</meta:creation-date>
    <dc:date>2024-02-23T17:15:55.814307292</dc:date>
    <meta:editing-duration>PT4M1S</meta:editing-duration>
    <meta:editing-cycles>6</meta:editing-cycles>
    <meta:generator>LibreOffice/24.2.0.3$MacOSX_AARCH64 LibreOffice_project/da48488a73ddd66ea24cf16bbc4f7b9c08e9bea1</meta:generator>
    <meta:document-statistic meta:object-count="1"/>
  </office:meta>
</office:document-meta>
</file>